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278" officeooo:paragraph-rsid="000b7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Créer la base assurauto</text:p>
      <text:p text:style-name="P1">2 Créer les tables « Contat » et « Clients »</text:p>
      <text:p text:style-name="P1">3 Etablir le lien entre ces 2 tables</text:p>
      <text:p text:style-name="P1">4 Tout les clients enregistré sont de cannes</text:p>
      <text:p text:style-name="P1"/>
      <text:p text:style-name="P1">CREATE database assurauto;</text:p>
      <text:p text:style-name="P1"/>
      <text:p text:style-name="P1">USE assurauto;</text:p>
      <text:p text:style-name="P1"/>
      <text:p text:style-name="P1">CREATE TABLE Clients(</text:p>
      <text:p text:style-name="P1"><text:tab/>CL_ID INT NOT NULL PRIMARY KEY,</text:p>
      <text:p text:style-name="P1"><text:tab/>CL_nom VARCHAR(30) NOT NULL,</text:p>
      <text:p text:style-name="P1"><text:tab/>CL_prenom VARCHAR(30) NOT NULL,</text:p>
      <text:p text:style-name="P1"><text:tab/>CL_adresse INT NOT NULL,</text:p>
      <text:p text:style-name="P1"><text:tab/>CL_codepostale VARCHAR(5) NOT NULL,</text:p>
      <text:p text:style-name="P1"><text:tab/>CL_ville VARCHAR(50) NOT NULL CHECK(CL_ville IN (Cannes)),</text:p>
      <text:p text:style-name="P1"><text:tab/>CL_coordonées VARCHAR(50) NOT NULL</text:p>
      <text:p text:style-name="P1">);</text:p>
      <text:p text:style-name="P1"/>
      <text:p text:style-name="P1">CREATE TABLE Contrat(</text:p>
      <text:p text:style-name="P1"><text:tab/>CO_ID INT NOT NULL PRIMARY KEY,</text:p>
      <text:p text:style-name="P1"><text:tab/>CO_NUM INT NOT NULL,</text:p>
      <text:p text:style-name="P1"><text:tab/>CO_DATE DATE NOT NULL,</text:p>
      <text:p text:style-name="P1"><text:tab/>CO_CATEGORIE VARCHAR(15) NOT NULL,</text:p>
      <text:p text:style-name="P1"><text:tab/>CO_AVENANT INT NOT NULL,</text:p>
      <text:p text:style-name="P1"><text:tab/>CO_BONUS FLOAT NOT NULL,</text:p>
      <text:p text:style-name="P1"><text:tab/>CO_MALUS FLOAT NOT NULL,</text:p>
      <text:p text:style-name="P1"><text:tab/>CO_Clients_FK INT NOT NULL,</text:p>
      <text:p text:style-name="P1"><text:s text:c="4"/>FOREIGN KEY (CO_Clients_FK) REFERENCES Clients(CL_ID)</text:p>
      <text:p text:style-name="P1">);</text:p>
      <text:p text:style-name="P1"/>
      <text:p text:style-name="P1"/>
      <text:p text:style-name="P1">INSERT INTO Clients (CL_ID, CL_nom, CL_tel, CL_prenom, CL_adresse, CL_codepostale, CL_ville) VALUE</text:p>
      <text:p text:style-name="P1">(1, 'Courrier', 'Kaïs', '0634245890', 'Boulevard 1er', '06600', 'Cannes'),</text:p>
      <text:p text:style-name="P1">(2, 'Dubois', 'Martin', '0892374083', 'Rue du train', '06630', 'Cannes'),</text:p>
      <text:p text:style-name="P1">(3, 'Lanbert', 'Zelda', '0665453535', 'adfhk', '07656', 'Cannes');</text:p>
      <text:p text:style-name="P1"/>
      <text:p text:style-name="P1">INSERT INTO Contrat (CO_ID, CO_NUM, CO_DATE, CO_CATEGORIE, CO_BONUS, CO_MALUS, CO_Clients_FK) VALUE</text:p>
      <text:p text:style-name="P1">(1, '19', '2001/03/19', 'tiers', '23', '0', 1),</text:p>
      <text:p text:style-name="P1">(2, '45', '1988/06/04', 'tout rique', '16', '0', 2),</text:p>
      <text:p text:style-name="P1">(3, '98', '1972/02/29', 'tiers', '0', '7', 3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0:28:56.075627624</meta:creation-date>
    <dc:date>2020-07-08T14:21:37.240481635</dc:date>
    <meta:editing-duration>PT1H56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85" meta:character-count="1309" meta:non-whitespace-character-count="1139"/>
  </office:meta>
</office:document-meta>
</file>